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24ce5d" officeooo:paragraph-rsid="0022e652"/>
    </style:style>
    <style:style style:name="P2" style:family="paragraph" style:parent-style-name="Standard">
      <style:paragraph-properties fo:line-height="100%"/>
      <style:text-properties style:font-name="Arial1" fo:font-size="11pt" style:text-underline-style="solid" style:text-underline-width="auto" style:text-underline-color="font-color" fo:font-weight="bold" officeooo:rsid="0025fb15" officeooo:paragraph-rsid="0025fb15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31f89" style:text-blinking="false" fo:background-color="#ffffff"/>
    </style:style>
    <style:style style:name="P4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5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31f89" officeooo:paragraph-rsid="00131f89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252525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252525" style:text-line-through-style="none" style:text-line-through-type="none" style:font-name="Arial" fo:font-size="11pt" fo:font-style="italic" style:text-underline-style="none" fo:font-weight="normal" officeooo:rsid="0034ecd5" officeooo:paragraph-rsid="0034ecd5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</style:style>
    <style:style style:name="P10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/>
    </style:style>
    <style:style style:name="P11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size="10pt" fo:font-weight="normal" style:font-size-asian="10pt" style:font-size-complex="10pt"/>
    </style:style>
    <style:style style:name="P12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size="10pt" fo:font-weight="normal" officeooo:paragraph-rsid="0034ecd5" style:font-size-asian="10pt" style:font-size-complex="10pt"/>
    </style:style>
    <style:style style:name="P13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officeooo:rsid="0011c635" officeooo:paragraph-rsid="0011c635" style:text-blinking="false" fo:background-color="transparent"/>
    </style:style>
    <style:style style:name="P14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officeooo:paragraph-rsid="0011c635"/>
    </style:style>
    <style:style style:name="P15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paragraph-rsid="0011c635"/>
    </style:style>
    <style:style style:name="P16" style:family="paragraph" style:parent-style-name="Text_20_body" style:list-style-name="L1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1f89" officeooo:paragraph-rsid="00131f89" style:text-blinking="false" fo:background-color="transparent" style:font-weight-asian="normal" style:font-weight-complex="normal"/>
    </style:style>
    <style:style style:name="P17" style:family="paragraph" style:parent-style-name="Text_20_body" style:list-style-name="L1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6377" officeooo:paragraph-rsid="00196377" style:text-blinking="false" fo:background-color="transparent" style:font-weight-asian="normal" style:font-weight-complex="normal"/>
    </style:style>
    <style:style style:name="P18" style:family="paragraph" style:parent-style-name="Text_20_body" style:list-style-name="L4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eeec" officeooo:paragraph-rsid="0028eeec" style:text-blinking="false" fo:background-color="transparent"/>
    </style:style>
    <style:style style:name="P19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96377" officeooo:paragraph-rsid="00196377" style:text-blinking="false" fo:background-color="transparent"/>
    </style:style>
    <style:style style:name="P20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35eaa2" officeooo:paragraph-rsid="0035eaa2" style:text-blinking="false" fo:background-color="transparent"/>
    </style:style>
    <style:style style:name="P21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1533c2" officeooo:paragraph-rsid="0034ecd5" style:text-blinking="false" fo:background-color="transparent" style:font-size-asian="10pt" style:font-size-complex="10pt"/>
    </style:style>
    <style:style style:name="P22" style:family="paragraph" style:parent-style-name="Text_20_body" style:list-style-name="L5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96377" officeooo:paragraph-rsid="0025fb15" style:text-blinking="false" fo:background-color="transparent" style:font-size-asian="11pt" style:font-weight-asian="normal" style:font-size-complex="11pt" style:font-weight-complex="normal"/>
    </style:style>
    <style:style style:name="P23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252525" style:text-line-through-style="none" style:text-line-through-type="none" style:font-name="Arial" fo:font-size="11pt" fo:font-style="italic" style:text-underline-style="none" fo:font-weight="normal" officeooo:rsid="0035eaa2" officeooo:paragraph-rsid="0035eaa2" style:text-blinking="false" fo:background-color="transparent"/>
    </style:style>
    <style:style style:name="P24" style:family="paragraph" style:parent-style-name="Text_20_body">
      <style:paragraph-properties fo:margin-top="0in" fo:margin-bottom="0in" loext:contextual-spacing="false" fo:line-height="100%" style:writing-mode="lr-tb"/>
    </style:style>
    <style:style style:name="P25" style:family="paragraph" style:parent-style-name="Text_20_body" style:list-style-name="L2">
      <style:paragraph-properties fo:margin-top="0in" fo:margin-bottom="0in" loext:contextual-spacing="false" fo:line-height="100%" style:writing-mode="lr-tb"/>
      <style:text-properties officeooo:paragraph-rsid="0016e9a5"/>
    </style:style>
    <style:style style:name="P26" style:family="paragraph" style:parent-style-name="Text_20_body" style:list-style-name="L4">
      <style:paragraph-properties fo:margin-top="0in" fo:margin-bottom="0in" loext:contextual-spacing="false" fo:line-height="100%" style:writing-mode="lr-tb"/>
      <style:text-properties officeooo:paragraph-rsid="001a4f61"/>
    </style:style>
    <style:style style:name="P27" style:family="paragraph" style:parent-style-name="Text_20_body" style:list-style-name="L4">
      <style:paragraph-properties fo:margin-top="0in" fo:margin-bottom="0in" loext:contextual-spacing="false" fo:line-height="100%" style:writing-mode="lr-tb"/>
      <style:text-properties officeooo:paragraph-rsid="0028eeec"/>
    </style:style>
    <style:style style:name="P28" style:family="paragraph" style:parent-style-name="Text_20_body">
      <style:paragraph-properties fo:margin-top="0in" fo:margin-bottom="0in" loext:contextual-spacing="false" fo:line-height="100%" style:writing-mode="lr-tb"/>
      <style:text-properties fo:font-size="11pt" style:font-size-asian="11pt" style:font-size-complex="11pt"/>
    </style:style>
    <style:style style:name="P29" style:family="paragraph" style:parent-style-name="Text_20_body" style:list-style-name="L5">
      <style:paragraph-properties fo:margin-top="0in" fo:margin-bottom="0in" loext:contextual-spacing="false" fo:line-height="100%" style:writing-mode="lr-tb"/>
      <style:text-properties fo:font-size="11pt" officeooo:paragraph-rsid="0025fb15" style:font-size-asian="11pt" style:font-size-complex="11pt"/>
    </style:style>
    <style:style style:name="P30" style:family="paragraph" style:parent-style-name="Text_20_body" style:list-style-name="L6">
      <style:paragraph-properties fo:margin-top="0in" fo:margin-bottom="0in" loext:contextual-spacing="false" fo:line-height="100%" style:writing-mode="lr-tb"/>
      <style:text-properties fo:font-size="11pt" officeooo:rsid="0035eaa2" officeooo:paragraph-rsid="0035eaa2" style:font-size-asian="11pt" style:font-size-complex="11pt"/>
    </style:style>
    <style:style style:name="P31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size="10pt" fo:font-weight="normal" officeooo:paragraph-rsid="0035eaa2" style:font-size-asian="10pt" style:font-size-complex="10pt"/>
    </style:style>
    <style:style style:name="P32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 officeooo:paragraph-rsid="0035eaa2"/>
    </style:style>
    <style:style style:name="P33" style:family="paragraph" style:parent-style-name="Text_20_body" style:list-style-name="L4">
      <style:paragraph-properties fo:margin-top="0in" fo:margin-bottom="0in" loext:contextual-spacing="false" fo:line-height="100%" style:writing-mode="lr-tb"/>
      <style:text-properties officeooo:rsid="0035eaa2" officeooo:paragraph-rsid="0035eaa2"/>
    </style:style>
    <style:style style:name="P34" style:family="paragraph" style:parent-style-name="Text_20_body" style:list-style-name="L4">
      <style:paragraph-properties fo:margin-top="0in" fo:margin-bottom="0in" loext:contextual-spacing="false" fo:line-height="100%" style:writing-mode="lr-tb"/>
      <style:text-properties officeooo:rsid="00374c79" officeooo:paragraph-rsid="00374c79"/>
    </style:style>
    <style:style style:name="P35" style:family="paragraph" style:parent-style-name="Text_20_body" style:list-style-name="L2">
      <style:paragraph-properties fo:margin-left="0in" fo:margin-right="0.0311in" fo:margin-top="0in" fo:margin-bottom="0in" loext:contextual-spacing="false" fo:line-height="100%" fo:text-indent="0in" style:auto-text-indent="false" style:writing-mode="lr-tb"/>
      <style:text-properties fo:font-variant="normal" fo:text-transform="none" fo:color="#24292e" style:text-line-through-style="none" style:text-line-through-type="none" style:font-name="Arial1" fo:font-size="11pt" fo:letter-spacing="normal" fo:font-style="normal" style:text-underline-style="none" fo:font-weight="normal" officeooo:rsid="00292049" officeooo:paragraph-rsid="00354208" style:text-blinking="false" fo:background-color="transparent" style:font-size-asian="11pt" style:font-size-complex="11pt"/>
    </style:style>
    <style:style style:name="P36" style:family="paragraph" style:parent-style-name="Text_20_body" style:list-style-name="L2">
      <style:paragraph-properties fo:margin-left="0in" fo:margin-right="0.0311in" fo:margin-top="0in" fo:margin-bottom="0in" loext:contextual-spacing="false" fo:line-height="100%" fo:text-indent="0in" style:auto-text-indent="false" style:writing-mode="lr-tb"/>
      <style:text-properties fo:font-variant="normal" fo:text-transform="none" fo:color="#24292e" style:text-line-through-style="none" style:text-line-through-type="none" style:font-name="Arial1" fo:font-size="11pt" fo:letter-spacing="normal" fo:font-style="normal" style:text-underline-style="none" fo:font-weight="normal" officeooo:rsid="00292049" officeooo:paragraph-rsid="0035eaa2" style:text-blinking="false" fo:background-color="transparen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c63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a4f61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a4f61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35eaa2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a4f61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5eaa2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ce5d" style:text-blinking="false" fo:background-color="#ffffff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65d6" style:text-blinking="false" fo:background-color="#ffffff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eeec" style:text-blinking="false" fo:background-color="#ffffff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c635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fb15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2049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eeec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e9a5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89dd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d77d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2aff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bc64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ecd5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5eaa2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3089dd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3089dd" style:text-blinking="false" fo:background-color="transparent" loext:char-shading-value="0" style:font-style-asian="italic" style:font-style-complex="italic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533c2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b9515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6e9a5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34ecd5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35eaa2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font-size="11pt" style:text-underline-style="none" fo:font-weight="normal" style:text-blinking="false" fo:background-color="#ffffff" loext:char-shading-value="0" style:font-size-asian="11pt" style:font-size-complex="11pt"/>
    </style:style>
    <style:style style:name="T37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272475" style:text-blinking="false" fo:background-color="transparent" loext:char-shading-value="0" style:font-weight-asian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196377" style:text-blinking="false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0272475" style:text-blinking="false" fo:background-color="transparent" loext:char-shading-value="0"/>
    </style:style>
    <style:style style:name="T41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1c635" style:text-blinking="false" fo:background-color="#ffffff" loext:char-shading-value="0" style:font-size-asian="11pt" style:font-size-complex="11pt"/>
    </style:style>
    <style:style style:name="T42" style:family="text">
      <style:text-properties fo:font-variant="normal" fo:text-transform="none" fo:color="#cccccc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43" style:family="text">
      <style:text-properties officeooo:rsid="001533c2"/>
    </style:style>
    <style:style style:name="T44" style:family="text">
      <style:text-properties officeooo:rsid="001a4f61"/>
    </style:style>
    <style:style style:name="T45" style:family="text">
      <style:text-properties officeooo:rsid="001b9515"/>
    </style:style>
    <style:style style:name="T46" style:family="text">
      <style:text-properties officeooo:rsid="002865d6"/>
    </style:style>
    <style:style style:name="T47" style:family="text">
      <style:text-properties officeooo:rsid="002df09c"/>
    </style:style>
    <style:style style:name="T48" style:family="text">
      <style:text-properties fo:color="#000000" style:font-name="Arial" officeooo:rsid="003089dd"/>
    </style:style>
    <style:style style:name="T49" style:family="text">
      <style:text-properties fo:color="#000000" style:font-name="Arial" officeooo:rsid="0016e9a5"/>
    </style:style>
    <style:style style:name="T50" style:family="text">
      <style:text-properties fo:color="#000000" style:font-name="Arial" officeooo:rsid="0034ecd5"/>
    </style:style>
    <style:style style:name="T51" style:family="text">
      <style:text-properties fo:color="#000000" style:font-name="Arial" officeooo:rsid="00354208"/>
    </style:style>
    <style:style style:name="T52" style:family="text">
      <style:text-properties fo:color="#000000" style:font-name="Arial" fo:font-style="italic" officeooo:rsid="003089dd" style:font-style-asian="italic" style:font-style-complex="italic"/>
    </style:style>
    <style:style style:name="T53" style:family="text">
      <style:text-properties fo:color="#000000" style:font-name="Arial" fo:font-style="italic" officeooo:rsid="0035eaa2" style:font-style-asian="italic" style:font-style-complex="italic"/>
    </style:style>
    <style:style style:name="T54" style:family="text">
      <style:text-properties officeooo:rsid="0035ea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0445in" text:min-label-width="0.1965in"/>
      </text:list-level-style-bullet>
      <text:list-level-style-bullet text:level="2" text:style-name="Bullet_20_Symbols" style:num-suffix="." text:bullet-char="•">
        <style:list-level-properties text:space-before="1.5354in" text:min-label-width="0.1965in"/>
      </text:list-level-style-bullet>
      <text:list-level-style-bullet text:level="3" text:style-name="Bullet_20_Symbols" style:num-suffix="." text:bullet-char="•">
        <style:list-level-properties text:space-before="2.0264in" text:min-label-width="0.1965in"/>
      </text:list-level-style-bullet>
      <text:list-level-style-bullet text:level="4" text:style-name="Bullet_20_Symbols" style:num-suffix="." text:bullet-char="•">
        <style:list-level-properties text:space-before="2.5173in" text:min-label-width="0.1965in"/>
      </text:list-level-style-bullet>
      <text:list-level-style-bullet text:level="5" text:style-name="Bullet_20_Symbols" style:num-suffix="." text:bullet-char="•">
        <style:list-level-properties text:space-before="3.0083in" text:min-label-width="0.1965in"/>
      </text:list-level-style-bullet>
      <text:list-level-style-bullet text:level="6" text:style-name="Bullet_20_Symbols" style:num-suffix="." text:bullet-char="•">
        <style:list-level-properties text:space-before="3.4992in" text:min-label-width="0.1965in"/>
      </text:list-level-style-bullet>
      <text:list-level-style-bullet text:level="7" text:style-name="Bullet_20_Symbols" style:num-suffix="." text:bullet-char="•">
        <style:list-level-properties text:space-before="3.9902in" text:min-label-width="0.1965in"/>
      </text:list-level-style-bullet>
      <text:list-level-style-bullet text:level="8" text:style-name="Bullet_20_Symbols" style:num-suffix="." text:bullet-char="•">
        <style:list-level-properties text:space-before="4.4815in" text:min-label-width="0.1965in"/>
      </text:list-level-style-bullet>
      <text:list-level-style-bullet text:level="9" text:style-name="Bullet_20_Symbols" style:num-suffix="." text:bullet-char="•">
        <style:list-level-properties text:space-before="4.9724in" text:min-label-width="0.1965in"/>
      </text:list-level-style-bullet>
      <text:list-level-style-bullet text:level="10" text:style-name="Bullet_20_Symbols" style:num-suffix="." text:bullet-char="•">
        <style:list-level-properties text:space-before="5.46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Keith Booher</text:p>
      <text:p text:style-name="P14"><text:span text:style-name="T2">keith.booher</text:span><text:span text:style-name="T1">@</text:span><text:span text:style-name="T2">yahoo</text:span><text:span text:style-name="T1">.com | </text:span><text:span text:style-name="T2">512</text:span><text:span text:style-name="T1">-</text:span><text:span text:style-name="T2">653</text:span><text:span text:style-name="T1">-</text:span><text:span text:style-name="T2">5115</text:span><text:span text:style-name="T1"> | </text:span><text:span text:style-name="T2">Austin</text:span><text:span text:style-name="T1">, </text:span><text:span text:style-name="T2">Texas</text:span></text:p>
      <text:p text:style-name="P14"><text:span text:style-name="T10">LinkedIn:</text:span><text:span text:style-name="T41">https://www.linkedin.com/in/keith-booher-8250b715a/</text:span><text:span text:style-name="T36"> </text:span></text:p>
      <text:p text:style-name="P14"><text:span text:style-name="T10">Website:</text:span><text:span text:style-name="T41">https://keithbooher.github.io/Bootstrap-Portfolio/</text:span><text:span text:style-name="T10"> <text:s/></text:span></text:p>
      <text:p text:style-name="P15"><text:span text:style-name="T10"><text:tab/><text:tab/><text:tab/><text:tab/>Github:</text:span><text:span text:style-name="T41">https://github.com/keithbooher</text:span><text:span text:style-name="T36"> </text:span></text:p>
      <text:p text:style-name="P14"><text:span text:style-name="T9"/></text:p>
      <text:p text:style-name="P3"/>
      <text:p text:style-name="P6">TECHNICAL SKILLS </text:p>
      <text:p text:style-name="P9"><text:span text:style-name="T14">Node.Js, </text:span><text:span text:style-name="T15">moment.js</text:span><text:span text:style-name="T14">, JavaScript, jQuery, React.js, </text:span><text:span text:style-name="T24">Express, Passport, </text:span><text:span text:style-name="T25">Google </text:span><text:span text:style-name="T24">OAuth</text:span><text:span text:style-name="T14">, React Native, GIT, Github, MySQL, </text:span><text:span text:style-name="T21">Mongo, Canvas, Stripe</text:span><text:span text:style-name="T14">, Firebase, </text:span><text:span text:style-name="T21">Handlebars</text:span><text:span text:style-name="T14">, HTML, CSS, Bootstrap, </text:span><text:span text:style-name="T22">Restful </text:span><text:span text:style-name="T14">APIs, JSON, AJAX, </text:span><text:span text:style-name="T23">C</text:span><text:span text:style-name="T14">ommand </text:span><text:span text:style-name="T23">L</text:span><text:span text:style-name="T14">ine, </text:span><text:span text:style-name="T24">C</text:span><text:span text:style-name="T14">omputer </text:span><text:span text:style-name="T24">S</text:span><text:span text:style-name="T14">cience </text:span><text:span text:style-name="T24">F</text:span><text:span text:style-name="T14">undamentals, </text:span><text:span text:style-name="T24">W</text:span><text:span text:style-name="T14">riting </text:span><text:span text:style-name="T24">W</text:span><text:span text:style-name="T14">ests, </text:span><text:span text:style-name="T16">150+ hours of scientific lab time</text:span><text:span text:style-name="T9"> </text:span></text:p>
      <text:p text:style-name="P4"/>
      <text:p text:style-name="P5">HIGHLIGHTS</text:p>
      <text:list xml:id="list4418465129047996397" text:style-name="L1">
        <text:list-item>
          <text:p text:style-name="P16">Creative Design</text:p>
        </text:list-item>
        <text:list-item>
          <text:p text:style-name="P16">Usability expertise</text:p>
        </text:list-item>
        <text:list-item>
          <text:p text:style-name="P16">Complex problem solver</text:p>
        </text:list-item>
        <text:list-item>
          <text:p text:style-name="P16">Strong communication <text:span text:style-name="T47">and time management</text:span> skills</text:p>
        </text:list-item>
        <text:list-item>
          <text:p text:style-name="P17">Quick to pick up new <text:span text:style-name="T54">technologies</text:span></text:p>
          <text:p text:style-name="P17"/>
        </text:list-item>
      </text:list>
      <text:p text:style-name="P10"><text:span text:style-name="T26">PROJECT</text:span><text:span text:style-name="T27">S</text:span></text:p>
      <text:p text:style-name="P11"><text:span text:style-name="T30">LetsGoCamping</text:span><text:span text:style-name="T29"> </text:span><text:span text:style-name="T42">|</text:span><text:span text:style-name="T29"> </text:span><text:span text:style-name="T31">UT Coding Bootcamp </text:span><text:span text:style-name="T32">Team Project</text:span></text:p>
      <text:p text:style-name="P7">Single-page web application for <text:span text:style-name="T43">finding campsites, acquiring weather info and suggested products related to conditions of the camping experience</text:span></text:p>
      <text:list xml:id="list2573307060011218040" text:style-name="L2">
        <text:list-item>
          <text:p text:style-name="P25"><text:span text:style-name="T28">Languages and technologies used</text:span><text:span text:style-name="T20">:</text:span><text:span text:style-name="T19"> </text:span><text:span text:style-name="T20">M</text:span><text:span text:style-name="T19">ultiple API's, Bootstrap, CSS, Jquery, </text:span><text:span text:style-name="T20">GitHub</text:span></text:p>
        </text:list-item>
      </text:list>
      <text:p text:style-name="P21"/>
      <text:p text:style-name="P12"><text:span text:style-name="T33">Shuteye</text:span><text:span text:style-name="T29"> </text:span><text:span text:style-name="T42">|</text:span><text:span text:style-name="T29"> </text:span><text:span text:style-name="T31">UT Coding Bootcamp </text:span><text:span text:style-name="T32">Team Project</text:span></text:p>
      <text:p text:style-name="P8">Social environment app where users can track logged naps and dream experiences as well as view other users experiences</text:p>
      <text:list xml:id="list140113484788188" text:continue-numbering="true" text:style-name="L2">
        <text:list-item>
          <text:p text:style-name="P35"><text:span text:style-name="T52">Languages and technologies used</text:span><text:span text:style-name="T48">:</text:span><text:span text:style-name="T49"> </text:span><text:span text:style-name="T50">Javascript, </text:span><text:span text:style-name="T51">Jquery</text:span><text:span text:style-name="T50">, Node.js, Express, </text:span><text:span text:style-name="T51">Cavas</text:span><text:span text:style-name="T50">, Handlebars, </text:span><text:span text:style-name="T51">MySql, CSS, HTML</text:span></text:p>
          <text:p text:style-name="P35"><text:span text:style-name="T51"/></text:p>
        </text:list-item>
      </text:list>
      <text:p text:style-name="P31"><text:span text:style-name="T34">ArtGutter</text:span><text:span text:style-name="T29"> </text:span><text:span text:style-name="T42">|</text:span><text:span text:style-name="T29"> </text:span><text:span text:style-name="T31">UT Coding Bootcamp </text:span><text:span text:style-name="T32">Team Project</text:span></text:p>
      <text:p text:style-name="P23">An online MarketPlace that serves as a platform form artists to create their own unique store</text:p>
      <text:list xml:id="list140113933582953" text:continue-numbering="true" text:style-name="L2">
        <text:list-item>
          <text:p text:style-name="P36"><text:span text:style-name="T52">Languages and technologies </text:span><text:span text:style-name="T53">MERN stack, AWS S3, Passport, Stripe, CSS Grid</text:span></text:p>
          <text:p text:style-name="P36"><text:span text:style-name="T53"><text:s/></text:span></text:p>
        </text:list-item>
      </text:list>
      <text:p text:style-name="P24"><text:span text:style-name="T26">EXPERIENCE</text:span><text:span text:style-name="T35"> </text:span></text:p>
      <text:p text:style-name="P32"><text:span text:style-name="T8">American Power Company</text:span><text:span text:style-name="T7"> </text:span><text:span text:style-name="T4">8</text:span><text:span text:style-name="T3">/</text:span><text:span text:style-name="T4">2018-</text:span><text:span text:style-name="T6">Present</text:span></text:p>
      <text:p text:style-name="P20">Appointment Manager</text:p>
      <text:list xml:id="list9206422619480762522" text:style-name="L4">
        <text:list-item>
          <text:p text:style-name="P33"><text:span text:style-name="T18">P</text:span><text:span text:style-name="T14">resent homeowners with basic information on how to save money with solar power</text:span></text:p>
        </text:list-item>
        <text:list-item>
          <text:p text:style-name="P34"><text:span text:style-name="T14">Determine eligibility for government tax credits</text:span></text:p>
        </text:list-item>
        <text:list-item>
          <text:p text:style-name="P34"><text:span text:style-name="T14">Set return appointment for any homeowners that are interested or eligible</text:span></text:p>
        </text:list-item>
      </text:list>
      <text:p text:style-name="P10"><text:span text:style-name="T7">HEB </text:span><text:span text:style-name="T5">08</text:span><text:span text:style-name="T3">/</text:span><text:span text:style-name="T4">2011</text:span><text:span text:style-name="T3">-</text:span><text:span text:style-name="T4">8</text:span><text:span text:style-name="T3">/</text:span><text:span text:style-name="T4">2018</text:span></text:p>
      <text:p text:style-name="P19"><text:span text:style-name="T46">Perishables</text:span> <text:span text:style-name="T44">Specialist</text:span></text:p>
      <text:list xml:id="list140113674076054" text:continue-numbering="true" text:style-name="L4">
        <text:list-item>
          <text:p text:style-name="P26"><text:span text:style-name="T12">P</text:span><text:span text:style-name="T11">resentation </text:span><text:span text:style-name="T13">and organization </text:span><text:span text:style-name="T11">consult</text:span><text:span text:style-name="T12">ant</text:span></text:p>
        </text:list-item>
        <text:list-item>
          <text:p text:style-name="P18">Managed team members and work load</text:p>
        </text:list-item>
        <text:list-item>
          <text:p text:style-name="P27"><text:span text:style-name="T17">Played an Important role in breaking</text:span><text:span text:style-name="T18"> nine sales records </text:span><text:span text:style-name="T17">at different stores</text:span><text:span text:style-name="T18"> </text:span></text:p>
        </text:list-item>
      </text:list>
      <text:p text:style-name="P1"/>
      <text:p text:style-name="P2">EDUCATION</text:p>
      <text:list xml:id="list8016832582694681235" text:style-name="L5">
        <text:list-item>
          <text:p text:style-name="P22">Trilogy Ed Full Stack Developer <text:span text:style-name="T45">Bootcamp</text:span> Certification</text:p>
        </text:list-item>
        <text:list-item>
          <text:p text:style-name="P29"><text:span text:style-name="T38">Austin Community College</text:span><text:span text:style-name="T39">, </text:span><text:span text:style-name="T38">Austin</text:span><text:span text:style-name="T39">, </text:span><text:span text:style-name="T38">Tx</text:span></text:p>
        </text:list-item>
      </text:list>
      <text:p text:style-name="P28"><text:span text:style-name="T37"><text:tab/><text:tab/>Earned </text:span><text:span text:style-name="T40">55</text:span><text:span text:style-name="T37"> credits towards </text:span><text:span text:style-name="T40">AAS Chemistry</text:span></text:p>
      <text:list xml:id="list930787462433921509" text:style-name="L6">
        <text:list-item>
          <text:p text:style-name="P30"><text:soft-page-break/><text:span text:style-name="T40">M</text:span><text:span text:style-name="T37">cNeil STEM Academ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1:18:47.649000000</meta:creation-date>
    <dc:date>2018-09-22T13:59:33.702000000</dc:date>
    <meta:editing-duration>PT3H7M26S</meta:editing-duration>
    <meta:editing-cycles>34</meta:editing-cycles>
    <meta:generator>LibreOffice/5.0.1.2$Windows_x86 LibreOffice_project/81898c9f5c0d43f3473ba111d7b351050be20261</meta:generator>
    <meta:document-statistic meta:table-count="0" meta:image-count="0" meta:object-count="0" meta:page-count="2" meta:paragraph-count="42" meta:word-count="287" meta:character-count="2084" meta:non-whitespace-character-count="1841"/>
  </office:meta>
</office:document-meta>
</file>